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31f2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14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17cm" svg:stroke-color="#231f20" draw:fill="none" fo:padding-top="0.008cm" fo:padding-bottom="0.008cm" fo:padding-left="0.008cm" fo:padding-right="0.008cm"/>
    </style:style>
    <style:style style:name="gr5" style:family="graphic" style:parent-style-name="standard">
      <style:graphic-properties draw:stroke="solid" svg:stroke-width="0.026cm" svg:stroke-color="#231f20" draw:fill="solid" draw:fill-color="#ffffff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569cm" fo:padding-top="0cm" fo:padding-bottom="0cm" fo:padding-left="0cm" fo:padding-right="0cm"/>
    </style:style>
    <style:style style:name="gr7" style:family="graphic" style:parent-style-name="standard">
      <style:graphic-properties draw:stroke="dash" svg:stroke-width="0.017cm" svg:stroke-color="#231f20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3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2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4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0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336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7cm" svg:stroke-color="#231f20" draw:fill="solid" draw:fill-color="#ffffff" fo:padding-top="0.008cm" fo:padding-bottom="0.008cm" fo:padding-left="0.008cm" fo:padding-right="0.008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296cm" fo:padding-top="0cm" fo:padding-bottom="0cm" fo:padding-left="0cm" fo:padding-right="0cm"/>
    </style:style>
    <style:style style:name="P1" style:family="paragraph"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P2" style:family="paragraph">
      <style:paragraph-properties fo:text-align="start" style:writing-mode="lr-tb"/>
      <style:text-properties fo:font-family="'CMU Serif'" style:font-style-name="Roman" style:font-family-generic="roman" style:font-pitch="variable" fo:font-size="10pt" fo:font-weight="normal" style:font-size-asian="18pt" style:font-size-complex="18pt"/>
    </style:style>
    <style:style style:name="T1" style:family="text">
      <style:text-properties fo:color="#231f20" fo:font-style="italic" style:font-family-complex="Calibri" style:font-style-complex="italic"/>
    </style:style>
    <style:style style:name="T2" style:family="text">
      <style:text-properties fo:color="#231f20" style:font-family-complex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9.722cm" svg:height="2.556cm" svg:x="4.235cm" svg:y="12.208cm" svg:viewBox="0 0 9723 2557" draw:points="9723,2557 0,2557 0,0 9723,0">
          <text:p/>
        </draw:polygon>
        <draw:path draw:style-name="gr2" draw:text-style-name="P1" draw:layer="layout" svg:width="9.744cm" svg:height="2.574cm" svg:x="4.224cm" svg:y="12.199cm" svg:viewBox="0 0 9745 2575" svg:d="m9745 0h-9745v2575h9745zm-22 18v2540h-9700v-2540z">
          <text:p/>
        </draw:path>
        <draw:polygon draw:style-name="gr1" draw:text-style-name="P1" draw:layer="layout" svg:width="9.722cm" svg:height="2.556cm" svg:x="4.235cm" svg:y="9.668cm" svg:viewBox="0 0 9723 2557" draw:points="9723,2557 0,2557 0,0 9723,0">
          <text:p/>
        </draw:polygon>
        <draw:path draw:style-name="gr2" draw:text-style-name="P1" draw:layer="layout" svg:width="9.744cm" svg:height="2.574cm" svg:x="4.224cm" svg:y="9.659cm" svg:viewBox="0 0 9745 2575" svg:d="m9745 0h-9745v2575h9745zm-22 18v2540h-9700v-2540z">
          <text:p/>
        </draw:path>
        <draw:frame draw:style-name="gr3" draw:text-style-name="P2" draw:layer="layout" svg:width="1.14cm" svg:height="0.416cm" svg:x="4.426cm" svg:y="14.459cm">
          <draw:text-box>
            <text:p text:style-name="P2"><text:span text:style-name="T1">young</text:span></text:p>
          </draw:text-box>
        </draw:frame>
        <draw:line draw:style-name="gr4" draw:text-style-name="P1" draw:layer="layout" svg:x1="6.672cm" svg:y1="9.359cm" svg:x2="7.749cm" svg:y2="9.888cm">
          <text:p/>
        </draw:line>
        <draw:polygon draw:style-name="gr2" draw:text-style-name="P1" draw:layer="layout" svg:width="0.237cm" svg:height="0.152cm" svg:x="7.646cm" svg:y="9.801cm" svg:viewBox="0 0 238 153" draw:points="238,153 0,121 94,82 97,0">
          <text:p/>
        </draw:polygon>
        <draw:polygon draw:style-name="gr5" draw:text-style-name="P1" draw:layer="layout" svg:width="0.807cm" svg:height="0.634cm" svg:x="7.884cm" svg:y="9.994cm" svg:viewBox="0 0 808 635" draw:points="0,635 808,635 808,0 0,0">
          <text:p/>
        </draw:polygon>
        <draw:frame draw:style-name="gr6" draw:text-style-name="P2" draw:layer="layout" svg:width="0.569cm" svg:height="0.416cm" svg:x="4.426cm" svg:y="11.919cm">
          <draw:text-box>
            <text:p text:style-name="P2"><text:span text:style-name="T1">old</text:span></text:p>
          </draw:text-box>
        </draw:frame>
        <draw:polygon draw:style-name="gr5" draw:text-style-name="P1" draw:layer="layout" svg:width="1.616cm" svg:height="0.634cm" svg:x="9.097cm" svg:y="11.264cm" svg:viewBox="0 0 1617 635" draw:points="0,635 1617,635 1617,0 0,0">
          <text:p/>
        </draw:polygon>
        <draw:line draw:style-name="gr7" draw:text-style-name="P1" draw:layer="layout" svg:x1="9.905cm" svg:y1="11.264cm" svg:x2="9.905cm" svg:y2="11.899cm">
          <text:p/>
        </draw:line>
        <draw:frame draw:style-name="gr8" draw:text-style-name="P2" draw:layer="layout" svg:width="0.331cm" svg:height="0.42cm" svg:x="7.6cm" svg:y="10.013cm">
          <draw:text-box>
            <text:p text:style-name="P2"><text:span text:style-name="T2">R</text:span></text:p>
          </draw:text-box>
        </draw:frame>
        <draw:polygon draw:style-name="gr5" draw:text-style-name="P1" draw:layer="layout" svg:width="0.807cm" svg:height="0.634cm" svg:x="8.289cm" svg:y="13.804cm" svg:viewBox="0 0 808 635" draw:points="0,635 808,635 808,0 0,0">
          <text:p/>
        </draw:polygon>
        <draw:frame draw:style-name="gr9" draw:text-style-name="P2" draw:layer="layout" svg:width="0.25cm" svg:height="0.42cm" svg:x="8.843cm" svg:y="11.295cm">
          <draw:text-box>
            <text:p text:style-name="P2"><text:span text:style-name="T2">S</text:span></text:p>
          </draw:text-box>
        </draw:frame>
        <draw:line draw:style-name="gr4" draw:text-style-name="P1" draw:layer="layout" svg:x1="8.289cm" svg:y1="10.312cm" svg:x2="9.007cm" svg:y2="11.088cm">
          <text:p/>
        </draw:line>
        <draw:polygon draw:style-name="gr2" draw:text-style-name="P1" draw:layer="layout" svg:width="0.205cm" svg:height="0.184cm" svg:x="8.895cm" svg:y="11.004cm" svg:viewBox="0 0 206 185" draw:points="206,185 0,85 106,76 148,0">
          <text:p/>
        </draw:polygon>
        <draw:frame draw:style-name="gr10" draw:text-style-name="P2" draw:layer="layout" svg:width="0.348cm" svg:height="0.42cm" svg:x="7.956cm" svg:y="13.835cm">
          <draw:text-box>
            <text:p text:style-name="P2"><text:span text:style-name="T2">Q</text:span></text:p>
          </draw:text-box>
        </draw:frame>
        <draw:polygon draw:style-name="gr5" draw:text-style-name="P1" draw:layer="layout" svg:width="0.807cm" svg:height="0.634cm" svg:x="9.905cm" svg:y="12.534cm" svg:viewBox="0 0 808 635" draw:points="0,635 808,635 808,0 0,0">
          <text:p/>
        </draw:polygon>
        <draw:line draw:style-name="gr4" draw:text-style-name="P1" draw:layer="layout" svg:x1="10.309cm" svg:y1="12.852cm" svg:x2="8.424cm" svg:y2="13.698cm">
          <text:p/>
        </draw:line>
        <draw:polygon draw:style-name="gr2" draw:text-style-name="P1" draw:layer="layout" svg:width="0.237cm" svg:height="0.148cm" svg:x="8.286cm" svg:y="13.611cm" svg:viewBox="0 0 238 149" draw:points="0,149 148,0 148,83 238,124">
          <text:p/>
        </draw:polygon>
        <draw:line draw:style-name="gr4" draw:text-style-name="P1" draw:layer="layout" svg:x1="10.309cm" svg:y1="11.582cm" svg:x2="10.309cm" svg:y2="12.358cm">
          <text:p/>
        </draw:line>
        <draw:polygon draw:style-name="gr2" draw:text-style-name="P1" draw:layer="layout" svg:width="0.181cm" svg:height="0.174cm" svg:x="10.219cm" svg:y="12.307cm" svg:viewBox="0 0 182 175" draw:points="90,175 0,0 90,41 182,0">
          <text:p/>
        </draw:polygon>
        <draw:frame draw:style-name="gr11" draw:text-style-name="P2" draw:layer="layout" svg:width="0.304cm" svg:height="0.42cm" svg:x="9.54cm" svg:y="12.565cm">
          <draw:text-box>
            <text:p text:style-name="P2"><text:span text:style-name="T2">P</text:span></text:p>
          </draw:text-box>
        </draw:frame>
        <draw:polygon draw:style-name="gr5" draw:text-style-name="P1" draw:layer="layout" svg:width="0.807cm" svg:height="0.634cm" svg:x="12.331cm" svg:y="13.487cm" svg:viewBox="0 0 808 635" draw:points="0,635 808,635 808,0 0,0">
          <text:p/>
        </draw:polygon>
        <draw:frame draw:style-name="gr12" draw:text-style-name="P2" draw:layer="layout" svg:width="0.336cm" svg:height="0.42cm" svg:x="13.228cm" svg:y="13.271cm">
          <draw:text-box>
            <text:p text:style-name="P2"><text:span text:style-name="T2">V</text:span></text:p>
          </draw:text-box>
        </draw:frame>
        <draw:polygon draw:style-name="gr5" draw:text-style-name="P1" draw:layer="layout" svg:width="0.807cm" svg:height="0.634cm" svg:x="5.953cm" svg:y="12.534cm" svg:viewBox="0 0 808 635" draw:points="0,635 808,635 808,0 0,0">
          <text:p/>
        </draw:polygon>
        <draw:line draw:style-name="gr4" draw:text-style-name="P1" draw:layer="layout" svg:x1="5.055cm" svg:y1="9.359cm" svg:x2="5.863cm" svg:y2="12.323cm">
          <text:p/>
        </draw:line>
        <draw:polygon draw:style-name="gr2" draw:text-style-name="P1" draw:layer="layout" svg:width="0.177cm" svg:height="0.185cm" svg:x="5.761cm" svg:y="12.258cm" svg:viewBox="0 0 178 186" draw:points="136,186 0,30 101,55 178,0">
          <text:p/>
        </draw:polygon>
        <draw:polygon draw:style-name="gr5" draw:text-style-name="P1" draw:layer="layout" svg:width="0.807cm" svg:height="0.634cm" svg:x="12.331cm" svg:y="11.264cm" svg:viewBox="0 0 808 635" draw:points="0,635 808,635 808,0 0,0">
          <text:p/>
        </draw:polygon>
        <draw:frame draw:style-name="gr12" draw:text-style-name="P2" draw:layer="layout" svg:width="0.336cm" svg:height="0.42cm" svg:x="5.632cm" svg:y="12.565cm">
          <draw:text-box>
            <text:p text:style-name="P2"><text:span text:style-name="T2">N</text:span></text:p>
          </draw:text-box>
        </draw:frame>
        <draw:line draw:style-name="gr4" draw:text-style-name="P1" draw:layer="layout" svg:x1="12.734cm" svg:y1="11.582cm" svg:x2="12.734cm" svg:y2="13.275cm">
          <text:p/>
        </draw:line>
        <draw:polygon draw:style-name="gr2" draw:text-style-name="P1" draw:layer="layout" svg:width="0.181cm" svg:height="0.175cm" svg:x="12.644cm" svg:y="13.224cm" svg:viewBox="0 0 182 176" draw:points="90,176 0,0 90,42 182,0">
          <text:p/>
        </draw:polygon>
        <draw:line draw:style-name="gr4" draw:text-style-name="P1" draw:layer="layout" svg:x1="6.358cm" svg:y1="12.852cm" svg:x2="8.963cm" svg:y2="12.04cm">
          <text:p/>
        </draw:line>
        <draw:polygon draw:style-name="gr2" draw:text-style-name="P1" draw:layer="layout" svg:width="0.241cm" svg:height="0.133cm" svg:x="8.868cm" svg:y="11.992cm" svg:viewBox="0 0 242 134" draw:points="242,2 67,134 83,52 0,0">
          <text:p/>
        </draw:polygon>
        <draw:frame draw:style-name="gr12" draw:text-style-name="P2" draw:layer="layout" svg:width="0.336cm" svg:height="0.42cm" svg:x="13.228cm" svg:y="11.295cm">
          <draw:text-box>
            <text:p text:style-name="P2"><text:span text:style-name="T2">U</text:span></text:p>
          </draw:text-box>
        </draw:frame>
        <draw:polygon draw:style-name="gr1" draw:text-style-name="P1" draw:layer="layout" svg:width="0.807cm" svg:height="1.269cm" svg:x="15.159cm" svg:y="9.677cm" svg:viewBox="0 0 808 1270" draw:points="0,1270 808,1270 808,0 0,0">
          <text:p/>
        </draw:polygon>
        <draw:polygon draw:style-name="gr13" draw:text-style-name="P1" draw:layer="layout" svg:width="0.807cm" svg:height="1.269cm" svg:x="15.159cm" svg:y="9.677cm" svg:viewBox="0 0 808 1270" draw:points="0,1270 808,1270 808,0 0,0">
          <text:p/>
        </draw:polygon>
        <draw:polygon draw:style-name="gr4" draw:text-style-name="P1" draw:layer="layout" svg:width="0.807cm" svg:height="1.269cm" svg:x="15.159cm" svg:y="9.677cm" svg:viewBox="0 0 808 1270" draw:points="0,1270 808,1270 808,0 0,0">
          <text:p/>
        </draw:polygon>
        <draw:line draw:style-name="gr7" draw:text-style-name="P1" draw:layer="layout" svg:x1="15.159cm" svg:y1="10.312cm" svg:x2="15.967cm" svg:y2="10.312cm">
          <text:p/>
        </draw:line>
        <draw:path draw:style-name="gr7" draw:text-style-name="P1" draw:layer="layout" svg:width="6.017cm" svg:height="1.097cm" svg:x="9.546cm" svg:y="9.994cm" svg:viewBox="0 0 6018 1098" svg:d="m6018 0c-1981 40-5090 122-6018 1098">
          <text:p/>
        </draw:path>
        <draw:polygon draw:style-name="gr2" draw:text-style-name="P1" draw:layer="layout" svg:width="0.207cm" svg:height="0.182cm" svg:x="9.451cm" svg:y="11.008cm" svg:viewBox="0 0 208 183" draw:points="0,183 61,0 102,76 208,86">
          <text:p/>
        </draw:polygon>
        <draw:path draw:style-name="gr7" draw:text-style-name="P1" draw:layer="layout" svg:width="2.783cm" svg:height="0.422cm" svg:x="12.78cm" svg:y="10.629cm" svg:viewBox="0 0 2784 423" svg:d="m2784 0c-659 0-2626 25-2784 423">
          <text:p/>
        </draw:path>
        <draw:polygon draw:style-name="gr2" draw:text-style-name="P1" draw:layer="layout" svg:width="0.173cm" svg:height="0.187cm" svg:x="12.711cm" svg:y="10.983cm" svg:viewBox="0 0 174 188" draw:points="22,188 0,0 71,61 174,42">
          <text:p/>
        </draw:polygon>
        <draw:frame draw:style-name="gr14" draw:text-style-name="P2" draw:layer="layout" svg:width="1.296cm" svg:height="0.42cm" svg:x="14.944cm" svg:y="11.119cm">
          <draw:text-box>
            <text:p text:style-name="P2"><text:span text:style-name="T2">rem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mis </meta:initial-creator>
    <meta:creation-date>2015-03-22T02:04:37</meta:creation-date>
    <dc:date>2015-03-22T02:05:42</dc:date>
    <dc:creator>mimis </dc:creator>
    <meta:editing-duration>PT12S</meta:editing-duration>
    <meta:editing-cycles>2</meta:editing-cycles>
    <meta:generator>LibreOffice/4.0.2.2$Linux_X86_64 LibreOffice_project/400m0$Build-2</meta:generator>
    <meta:document-statistic meta:object-count="44"/>
  </office:meta>
</office:document-meta>
</file>